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vertical-align="middle" draw:auto-grow-height="false" fo:min-height="0.749cm" fo:min-width="0.499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ole-draw-aspect="1"/>
    </style:style>
    <style:style style:name="pr1" style:family="presentation" style:parent-style-name="Standard-notes">
      <style:graphic-properties draw:fill-color="#ffffff" fo:min-height="13.364cm"/>
    </style:style>
    <style:style style:name="pr2" style:family="presentation" style:parent-style-name="Standard-title">
      <style:graphic-properties fo:min-height="3.506cm"/>
    </style:style>
    <style:style style:name="pr3" style:family="presentation" style:parent-style-name="Standard-outline1">
      <style:graphic-properties fo:min-height="11.929cm"/>
    </style:style>
    <style:style style:name="P1" style:family="paragraph">
      <style:text-properties fo:font-size="48pt" style:font-size-asian="48pt" style:font-size-complex="48pt"/>
    </style:style>
    <style:style style:name="P2" style:family="paragraph">
      <style:text-properties fo:font-size="26pt" style:font-size-asian="26pt" style:font-size-complex="26pt"/>
    </style:style>
    <style:style style:name="P3" style:family="paragraph">
      <style:paragraph-properties fo:text-align="center"/>
    </style:style>
    <style:style style:name="P4" style:family="paragraph">
      <style:text-properties fo:color="#dc2300" fo:font-size="96pt" style:font-size-asian="96pt" style:font-size-complex="96pt"/>
    </style:style>
    <style:style style:name="P5" style:family="paragraph">
      <style:text-properties fo:font-size="44pt" style:font-size-asian="44pt" style:font-size-complex="44pt"/>
    </style:style>
    <style:style style:name="T1" style:family="text">
      <style:text-properties fo:font-size="48pt" style:font-size-asian="48pt" style:font-size-complex="48pt"/>
    </style:style>
    <style:style style:name="T2" style:family="text">
      <style:text-properties fo:font-size="26pt" style:font-size-asian="26pt" style:font-size-complex="26pt"/>
    </style:style>
    <style:style style:name="T3" style:family="text">
      <style:text-properties fo:color="#dc2300" fo:font-size="96pt" style:font-size-asian="96pt" style:font-size-complex="96pt"/>
    </style:style>
    <style:style style:name="T4" style:family="text">
      <style:text-properties fo:color="#000000" style:text-outline="false" style:text-line-through-style="none" fo:font-family="Calibri" style:font-family-generic="swiss" style:font-pitch="variable" fo:font-size="32pt" fo:font-style="normal" fo:text-shadow="none" style:text-underline-style="none" fo:font-weight="normal" style:letter-kerning="true" style:font-family-asian="Calibri" style:font-family-generic-asian="swiss" style:font-pitch-asian="variable" style:font-size-asian="32pt" style:font-style-asian="normal" style:font-weight-asian="normal" style:font-family-complex="Calibri"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fo:font-family="Calibri" style:font-family-generic="swiss" style:font-pitch="variable" fo:font-size="44pt" fo:font-style="normal" fo:text-shadow="none" style:text-underline-style="none" fo:font-weight="normal" style:letter-kerning="true" style:font-family-asian="Calibri" style:font-family-generic-asian="swiss" style:font-pitch-asian="variable" style:font-size-asian="44pt" style:font-style-asian="normal" style:font-weight-asian="normal" style:font-family-complex="Calibri" style:font-family-generic-complex="swiss" style:font-pitch-complex="variable" style:font-size-complex="4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5.392cm" svg:height="2.143cm" svg:x="10.6cm" svg:y="6.257cm">
          <draw:text-box>
            <text:p><text:span text:style-name="T1">PODD</text:span></text:p>
          </draw:text-box>
        </draw:frame>
        <draw:frame draw:style-name="gr1" draw:text-style-name="P2" draw:layer="layout" svg:width="17.067cm" svg:height="1.276cm" svg:x="6.333cm" svg:y="9cm">
          <draw:text-box>
            <text:p><text:span text:style-name="T2">Participatory Oriented Disease Detection</text:span></text:p>
          </draw:text-box>
        </draw:frame>
        <presentation:notes draw:style-name="dp2">
          <draw:page-thumbnail draw:style-name="gr2"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2" draw:layer="layout" svg:width="25.199cm" svg:height="3.506cm" svg:x="1.4cm" svg:y="0.837cm" presentation:class="title">
          <draw:text-box>
            <text:p>Data</text:p>
          </draw:text-box>
        </draw:frame>
        <draw:custom-shape draw:style-name="gr3" draw:text-style-name="P3" xml:id="id1" draw:id="id1" draw:layer="layout" svg:width="5cm" svg:height="1.8cm" svg:x="1.2cm" svg:y="8.8cm">
          <text:p text:style-name="P3">Doctor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2" draw:id="id2" draw:layer="layout" svg:width="12.8cm" svg:height="5.2cm" svg:x="2.4cm" svg:y="12.2cm">
          <text:p text:style-name="P3">Hum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 draw:id="id3" draw:layer="layout" svg:width="5.4cm" svg:height="1.8cm" svg:x="6.6cm" svg:y="8.8cm">
          <text:p text:style-name="P3">DoctorM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9" draw:id="id9" draw:layer="layout" svg:width="6.4cm" svg:height="1.657cm" svg:x="7.6cm" svg:y="5.943cm">
          <text:p text:style-name="P3">Health organization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8" draw:id="id8" draw:layer="layout" svg:width="5.8cm" svg:height="1.8cm" svg:x="15cm" svg:y="6cm">
          <text:p text:style-name="P3">Govern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5" draw:id="id5" draw:layer="layout" svg:width="12.8cm" svg:height="5.2cm" svg:x="12.8cm" svg:y="12cm">
          <text:p text:style-name="P3">Animals</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4" draw:layer="layout" svg:width="1.442cm" svg:height="4.036cm" svg:x="12.8cm" svg:y="12.6cm">
          <draw:text-box>
            <text:p><text:span text:style-name="T3">!</text:span></text:p>
          </draw:text-box>
        </draw:frame>
        <draw:custom-shape draw:style-name="gr3" draw:text-style-name="P3" xml:id="id6" draw:id="id6" draw:layer="layout" svg:width="5.8cm" svg:height="1.8cm" svg:x="19.6cm" svg:y="9.4cm">
          <text:p text:style-name="P3">DoggyDo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7" draw:id="id7" draw:layer="layout" svg:width="5cm" svg:height="2cm" svg:x="21.4cm" svg:y="7cm">
          <text:p text:style-name="P3">Ve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xml:id="id4" draw:id="id4" draw:layer="layout" svg:width="5.4cm" svg:height="1.8cm" svg:x="12.4cm" svg:y="8.8cm">
          <text:p text:style-name="P3">Villag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0.4cm" svg:height="0.001cm" svg:x="12.8cm" svg:y="12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onnector draw:style-name="gr5" draw:text-style-name="P3" draw:layer="layout" draw:type="line" svg:x1="6.2cm" svg:y1="9.7cm" svg:x2="8.8cm" svg:y2="12.2cm" draw:start-shape="id1" draw:end-shape="id2" svg:d="m6200 9700 2600 2500">
          <text:p/>
        </draw:connector>
        <draw:connector draw:style-name="gr5" draw:text-style-name="P3" draw:layer="layout" draw:type="line" svg:x1="9.3cm" svg:y1="10.6cm" svg:x2="8.8cm" svg:y2="12.2cm" draw:start-shape="id3" draw:end-shape="id2" svg:d="m9300 10600-500 1600">
          <text:p/>
        </draw:connector>
        <draw:connector draw:style-name="gr5" draw:text-style-name="P3" draw:layer="layout" draw:type="line" svg:x1="12.4cm" svg:y1="9.7cm" svg:x2="8.8cm" svg:y2="12.2cm" draw:start-shape="id4" draw:start-glue-point="3" draw:end-shape="id2" draw:end-glue-point="4" svg:d="m12400 9700-3600 2500">
          <text:p/>
        </draw:connector>
        <draw:connector draw:style-name="gr5" draw:text-style-name="P3" draw:layer="layout" draw:type="line" svg:x1="17.8cm" svg:y1="9.7cm" svg:x2="19.2cm" svg:y2="12cm" draw:start-shape="id4" draw:end-shape="id5" svg:d="m17800 9700 1400 2300">
          <text:p/>
        </draw:connector>
        <draw:connector draw:style-name="gr5" draw:text-style-name="P3" draw:layer="layout" draw:type="line" svg:x1="19.6cm" svg:y1="10.3cm" svg:x2="19.2cm" svg:y2="12cm" draw:start-shape="id6" draw:end-shape="id5" svg:d="m19600 10300-400 1700">
          <text:p/>
        </draw:connector>
        <draw:connector draw:style-name="gr5" draw:text-style-name="P3" draw:layer="layout" draw:type="line" svg:x1="21.4cm" svg:y1="8cm" svg:x2="19.2cm" svg:y2="12cm" draw:start-shape="id7" draw:end-shape="id5" svg:d="m21400 8000-2200 4000">
          <text:p/>
        </draw:connector>
        <draw:connector draw:style-name="gr5" draw:text-style-name="P3" draw:layer="layout" draw:type="line" svg:x1="17.9cm" svg:y1="7.8cm" svg:x2="19.2cm" svg:y2="12cm" draw:start-shape="id8" draw:end-shape="id5" svg:d="m17900 7800 1300 4200">
          <text:p/>
        </draw:connector>
        <draw:connector draw:style-name="gr5" draw:text-style-name="P3" draw:layer="layout" draw:type="line" svg:x1="15cm" svg:y1="6.9cm" svg:x2="8.8cm" svg:y2="12.2cm" draw:start-shape="id8" draw:end-shape="id2" draw:end-glue-point="4" svg:d="m15000 6900-6200 5300">
          <text:p/>
        </draw:connector>
        <draw:connector draw:style-name="gr5" draw:text-style-name="P3" draw:layer="layout" draw:type="line" svg:x1="10.8cm" svg:y1="7.6cm" svg:x2="8.8cm" svg:y2="12.2cm" draw:start-shape="id9" draw:start-glue-point="2" draw:end-shape="id2" svg:d="m10800 7600-2000 4600">
          <text:p/>
        </draw:connector>
        <presentation:notes draw:style-name="dp2">
          <draw:page-thumbnail draw:style-name="gr2"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2" draw:layer="layout" svg:width="25.199cm" svg:height="3.506cm" svg:x="1.4cm" svg:y="0.837cm" presentation:class="title">
          <draw:text-box>
            <text:p>Collect</text:p>
          </draw:text-box>
        </draw:frame>
        <draw:frame presentation:style-name="pr3" draw:layer="layout" svg:width="24.639cm" svg:height="12.179cm" svg:x="1.4cm" svg:y="4.914cm" presentation:class="outline">
          <draw:text-box>
            <text:list text:style-name="L3">
              <text:list-item>
                <text:p>Create compatible data structure for reporting</text:p>
                <text:list>
                  <text:list-item>
                    <text:p>Type: Human / Pet / Bird / Pig</text:p>
                  </text:list-item>
                  <text:list-item>
                    <text:p>Symptom: id, name, servereness level (1 - 5)</text:p>
                  </text:list-item>
                  <text:list-item>
                    <text:p>Location</text:p>
                  </text:list-item>
                  <text:list-item>
                    <text:p>....</text:p>
                  </text:list-item>
                </text:list>
              </text:list-item>
              <text:list-item>
                <text:p>Provide export tools / interfaces for all organisations and doctors / vets</text:p>
              </text:list-item>
              <text:list-item>
                <text:p>Store the collected data in distributed databases</text:p>
              </text:list-item>
            </text:list>
          </draw:text-box>
        </draw:frame>
        <presentation:notes draw:style-name="dp2">
          <draw:page-thumbnail draw:style-name="gr2"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2" draw:layer="layout" svg:width="25.199cm" svg:height="3.506cm" svg:x="1.4cm" svg:y="0.837cm" presentation:class="title">
          <draw:text-box>
            <text:p>Normalize / Classify</text:p>
          </draw:text-box>
        </draw:frame>
        <draw:frame presentation:style-name="pr3" draw:layer="layout" svg:width="24.639cm" svg:height="12.179cm" svg:x="1.4cm" svg:y="4.914cm" presentation:class="outline">
          <draw:text-box>
            <text:list text:style-name="L3">
              <text:list-item>
                <text:p><text:span text:style-name="T4">Map the symptoms to categories</text:span></text:p>
              </text:list-item>
              <text:list-item>
                <text:p><text:span text:style-name="T4">Calculate danger level for cross-infection</text:span></text:p>
              </text:list-item>
            </text:list>
          </draw:text-box>
        </draw:frame>
        <presentation:notes draw:style-name="dp2">
          <draw:page-thumbnail draw:style-name="gr2"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office:forms form:automatic-focus="false" form:apply-design-mode="false"/>
        <draw:frame presentation:style-name="pr2" draw:layer="layout" svg:width="25.199cm" svg:height="3.506cm" svg:x="1.4cm" svg:y="0.837cm" presentation:class="title">
          <draw:text-box>
            <text:p>Map symptoms to categories</text:p>
          </draw:text-box>
        </draw:frame>
        <draw:frame draw:style-name="gr6" draw:layer="layout" svg:width="21.509cm" svg:height="14.587cm" svg:x="1.969cm" svg:y="4.338cm">
          <draw:object xlink:href="../PODD.ods" xlink:type="simple" xlink:show="embed" xlink:actuate="onLoad"/>
          <draw:image xlink:href="./ObjectReplacements/Object 1" xlink:type="simple" xlink:show="embed" xlink:actuate="onLoad"/>
        </draw:frame>
        <presentation:notes draw:style-name="dp2">
          <draw:page-thumbnail draw:style-name="gr2"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2" draw:text-style-name="P5" draw:layer="layout" svg:width="25.199cm" svg:height="3.506cm" svg:x="1.4cm" svg:y="0.837cm" presentation:class="title">
          <draw:text-box>
            <text:list text:style-name="L2">
              <text:list-header>
                <text:p><text:span text:style-name="T5">Calculate danger level for </text:span><text:span text:style-name="T5"><text:line-break/></text:span><text:span text:style-name="T5">cross-infection</text:span></text:p>
              </text:list-header>
            </text:list>
          </draw:text-box>
        </draw:frame>
        <draw:frame draw:style-name="gr6" draw:layer="layout" svg:width="22.632cm" svg:height="13.914cm" svg:x="3.077cm" svg:y="5.008cm">
          <draw:object xlink:href="../PODD.ods" xlink:type="simple" xlink:show="embed" xlink:actuate="onLoad"/>
          <draw:image xlink:href="./ObjectReplacements/Object 2" xlink:type="simple" xlink:show="embed" xlink:actuate="onLoad"/>
        </draw:frame>
        <presentation:notes draw:style-name="dp2">
          <draw:page-thumbnail draw:style-name="gr2"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2" draw:layer="layout" svg:width="25.199cm" svg:height="3.506cm" svg:x="1.4cm" svg:y="0.837cm" presentation:class="title">
          <draw:text-box>
            <text:p>Merge all information</text:p>
          </draw:text-box>
        </draw:frame>
        <draw:frame presentation:style-name="pr3" draw:layer="layout" svg:width="24.639cm" svg:height="12.179cm" svg:x="1.4cm" svg:y="4.914cm" presentation:class="outline">
          <draw:text-box>
            <text:list text:style-name="L3">
              <text:list-item>
                <text:p>----------&gt; JSON</text:p>
              </text:list-item>
            </text:list>
          </draw:text-box>
        </draw:frame>
        <presentation:notes draw:style-name="dp2">
          <draw:page-thumbnail draw:style-name="gr2"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2" draw:layer="layout" svg:width="25.199cm" svg:height="3.506cm" svg:x="1.4cm" svg:y="0.837cm" presentation:class="title">
          <draw:text-box>
            <text:p>Visualize the data</text:p>
          </draw:text-box>
        </draw:frame>
        <draw:frame presentation:style-name="pr3" draw:layer="layout" svg:width="24.639cm" svg:height="12.179cm" svg:x="1.4cm" svg:y="4.914cm" presentation:class="outline">
          <draw:text-box>
            <text:list text:style-name="L3">
              <text:list-item>
                <text:p>----&gt; MAP</text:p>
              </text:list-item>
            </text:list>
          </draw:text-box>
        </draw:frame>
        <presentation:notes draw:style-name="dp2">
          <draw:page-thumbnail draw:style-name="gr2"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k Hofmann</meta:initial-creator>
    <meta:creation-date>2014-03-06T15:33:33</meta:creation-date>
    <dc:date>2014-03-06T17:15:47</dc:date>
    <dc:creator>Mark Hofmann</dc:creator>
    <meta:editing-duration>PT1H9M13S</meta:editing-duration>
    <meta:editing-cycles>22</meta:editing-cycles>
    <meta:generator>LibreOffice/3.6$MacOSX_x86 LibreOffice_project/932b512-69e3009-7a10e5c-fc86223-a55908</meta:generator>
    <meta:document-statistic meta:object-count="72"/>
  </office:meta>
</office:document-meta>
</file>